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7.407cm"/>
    </style:style>
    <style:style style:name="co7" style:family="table-column">
      <style:table-column-properties fo:break-before="auto" style:column-width="10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7" style:family="table-cell" style:parent-style-name="Default" style:data-style-name="N0"/>
    <style:style style:name="ce2" style:family="table-cell" style:parent-style-name="Default" style:data-style-name="N33"/>
    <style:style style:name="ce3" style:family="table-cell" style:parent-style-name="Default" style:data-style-name="N1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2];1;[.C$2:.C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3];1;[.C$2:.C3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4];1;[.C$2:.C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5];1;[.C$2:.C5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6];1;[.C$2:.C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7];1;[.C$2:.C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8];1;[.C$2:.C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9];1;[.C$2:.C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0];1;[.C$2:.C1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1];1;[.C$2:.C1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2];1;[.C$2:.C1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3];1;[.C$2: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14];1;[.C$2: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2;[.C:.C])-SUMIF([.A$15:.A15];2;[.C$15:.C15])" office:value-type="float" office:value="35" calcext:value-type="float">
            <text:p>35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2;[.C:.C])-SUMIF([.A$15:.A16];2;[.C$15:.C16])" office:value-type="float" office:value="32" calcext:value-type="float">
            <text:p>32</text:p>
          </table:table-cell>
          <table:table-cell office:value-type="string" calcext:value-type="string">
            <text:p>Introducción a Wordpre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7];2;[.C$15:.C1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8];2;[.C$15:.C1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19];2;[.C$15:.C19])" office:value-type="float" office:value="28" calcext:value-type="float">
            <text:p>28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0];2;[.C$15:.C20])" office:value-type="float" office:value="24" calcext:value-type="float">
            <text:p>24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1];2;[.C$15:.C21])" office:value-type="float" office:value="20" calcext:value-type="float">
            <text:p>20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2];2;[.C$15:.C22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3];2;[.C$15:.C2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4];2;[.C$15:.C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5];2;[.C$15:.C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6];2;[.C$15: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8];3;[.C$27:.C2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9];3;[.C$27:.C29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0];3;[.C$27:.C3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31];3;[.C$27:.C31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3;[.C:.C])-SUMIF([.A$27:.A32];3;[.C$27:.C3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3];3;[.C$27:.C33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4];3;[.C$27:.C3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3;[.C:.C])-SUMIF([.A$27:.A35];3;[.C$27:.C3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6];3;[.C$27:.C3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7];3;[.C$27:.C3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8];3;[.C$27:.C3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9];3;[.C$27:.C3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0];3;[.C$27:.C4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1];3;[.C$27:.C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42];3;[.C$27:.C42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sumen" table:style-name="ta1">
        <table:table-column table:style-name="co6" table:number-columns-repeated="3" table:default-cell-style-name="Default"/>
        <table:table-column table:style-name="co6" table:default-cell-style-name="ce6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.C42];[$semana.A2:.A42];1)" office:value-type="float" office:value="49" calcext:value-type="float">
            <text:p>49</text:p>
          </table:table-cell>
          <table:table-cell table:formula="of:=SUMIFS([$semana.C2:.C42];[$semana.A2:.A42];1;[$semana.E2:.E42];&quot;&lt;&gt;&quot;)" office:value-type="float" office:value="0" calcext:value-type="float">
            <text:p>0</text:p>
          </table:table-cell>
          <table:table-cell table:formula="of:=TEXT([.C2]/[.B2]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.C42];[$semana.A2:.A42];2)" office:value-type="float" office:value="37" calcext:value-type="float">
            <text:p>37</text:p>
          </table:table-cell>
          <table:table-cell table:formula="of:=SUMIFS([$semana.C2:.C42];[$semana.A2:.A42];2;[$semana.E2:.E42];&quot;&lt;&gt;&quot;)" office:value-type="float" office:value="17" calcext:value-type="float">
            <text:p>17</text:p>
          </table:table-cell>
          <table:table-cell table:formula="of:=TEXT([.C3]/[.B3];&quot;0%&quot;)" office:value-type="string" office:string-value="46%" calcext:value-type="string">
            <text:p>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.C42];[$semana.A2:.A42];3)" office:value-type="float" office:value="55" calcext:value-type="float">
            <text:p>55</text:p>
          </table:table-cell>
          <table:table-cell table:formula="of:=SUMIFS([$semana.C2:.C42];[$semana.A2:.A42];3;[$semana.E2:.E42];&quot;&lt;&gt;&quot;)" office:value-type="float" office:value="0" calcext:value-type="float">
            <text:p>0</text:p>
          </table:table-cell>
          <table:table-cell table:formula="of:=TEXT([.C4]/[.B4];&quot;0%&quot;)" office:value-type="string" office:string-value="0%" calcext:value-type="string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4T09:15:47.336751033</dc:date>
    <meta:editing-duration>PT1H26M36S</meta:editing-duration>
    <meta:editing-cycles>24</meta:editing-cycles>
    <meta:generator>LibreOffice/7.4.0.3$Linux_X86_64 LibreOffice_project/f85e47c08ddd19c015c0114a68350214f7066f5a</meta:generator>
    <meta:document-statistic meta:table-count="2" meta:cell-count="190" meta:object-count="0"/>
  </office:meta>
</office:document-meta>
</file>